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2E1000001FCEA15350A.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text-properties fo:font-size="9pt" style:font-size-asian="9pt" style:font-size-complex="9pt"/>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size="10pt"/>
    </style:style>
    <style:style style:name="P20" style:family="paragraph" style:parent-style-name="Preformatted_20_Text">
      <style:text-properties fo:font-size="10pt" style:font-size-asian="10pt" style:font-size-complex="10pt"/>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Plain_5f_heading_5f_1" style:master-page-name="">
      <style:paragraph-properties fo:margin-left="0in" fo:margin-right="0in" fo:margin-top="0.2in" fo:margin-bottom="0.1in" fo:text-indent="0in" style:auto-text-indent="false" style:page-number="auto"/>
    </style:style>
    <style:style style:name="P23" style:family="paragraph" style:parent-style-name="spectext">
      <style:paragraph-properties fo:margin-left="0in" fo:margin-right="0in" fo:text-indent="0in" style:auto-text-indent="false"/>
    </style:style>
    <style:style style:name="P24"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style-name="Standard"/>
      <text:p text:style-name="Standard"/>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Pat Returns From A Visit<text:tab/>3</text:p>
            <text:p text:style-name="P21">Algorithms<text:tab/>4</text:p>
            <text:p text:style-name="P21">Computation<text:tab/>8</text:p>
            <text:p text:style-name="P21">UML Activity Diagrams<text:tab/>12</text:p>
            <text:p text:style-name="P21">Calculating The Sum Of The Numbers Between 1 And 10<text:tab/>12</text:p>
            <text:p text:style-name="P21">Finding The Largest Number In A List Of 100 Numbers<text:tab/>17</text:p>
            <text:p text:style-name="P21">Copy The Contents Of list1 To list2<text:tab/>27</text:p>
            <text:p text:style-name="P21">Scan string1 And Determine How Many Capital And Lower Case A's It Contains<text:tab/>28</text:p>
            <text:p text:style-name="P21">Place Capital A's In The First 10 Bytes Of alphaList, Capital B's In The Second 10 Bytes Of alphaList, And So On Until alphaList Is Filled With Letters<text:tab/>30</text:p>
            <text:p text:style-name="P21">Calculate The Sum Of The 100 Bytes That Are In numbersList<text:tab/>31</text:p>
            <text:p text:style-name="P21">Exercises<text:tab/>33</text:p>
          </text:index-body>
        </text:table-of-content>
        <text:p text:style-name="P18"/>
      </text:section>
      <text:p text:style-name="P18"/>
      <text:p text:style-name="P17">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text:soft-page-break/></text:p>
      <text:p text:style-name="Preformatted_20_Text">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text:soft-page-break/>run correctly when it is executed?” asked Pat.</text:p>
      <text:p text:style-name="Standard"/>
      <text:p text:style-name="Standard">“Assuming that the <text:span text:style-name="T3">syntax</text:span> of the program is correct,” I replied “the 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20">Date: 23 Aug 1981 05:38:25-PDT</text:p>
      <text:p text:style-name="P20">From: ARPAVAX.sjk at Berkeley</text:p>
      <text:p text:style-name="P20">Subject: origin of bug</text:p>
      <text:p text:style-name="P20"/>
      <text:p text:style-name="P20"><text:span text:style-name="T1">Ever wondered about the origins of the term "bugs" as applied to computer </text:span>technology? <text:s/>U.S. Navy Capt. Grace Murray Hopper has firsthand explanation.</text:p>
      <text:p text:style-name="P20">The 74-year-old captain, who is still on active duty, was a pioneer in </text:p>
      <text:p text:style-name="P20">computer technology during World War II. <text:s/>At the C.W. Post Center of</text:p>
      <text:p text:style-name="P20">Long Island University, Hopper told a group of Long Island public school</text:p>
      <text:p text:style-name="P20">administrators that the first computer "bug" was a real bug -- a moth.</text:p>
      <text:p text:style-name="P20">At Harvard one August night in 1945, Hopper and her associates were working</text:p>
      <text:p text:style-name="P20">on the "granddaddy" of modern computers, the Mark I. <text:s/>"Things were going</text:p>
      <text:p text:style-name="P20">badly; there was something wrong in one of the circuits of the long</text:p>
      <text:p text:style-name="P20">glass-enclosed computer," she said. <text:s/>"Finally, someone located the</text:p>
      <text:p text:style-name="P20">trouble spot and, using ordinary tweezers, removed the problem, a two-inch</text:p>
      <text:p text:style-name="P20">moth. <text:s/>From then on, when anything went wrong with a computer, we said it</text:p>
      <text:p text:style-name="P20">had bugs in it." <text:s/>Hopper said that when the veracity of her story was</text:p>
      <text:p text:style-name="P20">questioned recently, "I referred them to my 1945 log book, now in the</text:p>
      <text:p text:style-name="P20">collection of Naval Surface Weapons Center, and they found the remains of</text:p>
      <text:p text:style-name="P20">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9">1) A calculation is a deliberate process for transforming one or more inputs into one or more results. <text:s/>( en.wikipedia.org/wiki/Calculation )</text:p>
      <text:p text:style-name="P19"/>
      <text:p text:style-name="P19">2) Calculation: the procedure of calculating; determining something by mathematical or logical methods ( wordnet.princeton.edu/perl/webwn )</text:p>
      <text:p text:style-name="P13"/>
      <text:p text:style-name="P11">“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1"/>
      <text:p text:style-name="P11">“What is logic?” asked Pat.</text:p>
      <text:p text:style-name="P11"><text:soft-page-break/></text:p>
      <text:p text:style-name="P11">“The concept of logic is used in a number of different contexts. <text:s/>I will find a definition for <text:span text:style-name="T3">logic</text:span> on the Internet which fits our context.” <text:s/>I then located the following definition and had Pat read it aloud:</text:p>
      <text:p text:style-name="P11"/>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1"/>
      <text:p text:style-name="P11">“<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1"/>
      <text:p text:style-name="P11">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1"/>
      <text:p text:style-name="P11">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1"/>
      <text:p text:style-name="P11">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1"/>
      <text:p text:style-name="P11">“How many smaller steps does a larger step usually need to be broken down into before it can be implemented in machine language?” asked Pat.</text:p>
      <text:p text:style-name="P11"/>
      <text:p text:style-name="P11"><text:soft-page-break/>“Sometimes only a few smaller steps are needed to implement a larger step, but sometimes hundreds or even thousands of smaller steps are required. <text:s/>Hundreds or thousands of smaller steps will translate into hundreds or thousands of machine language instructions.”</text:p>
      <text:p text:style-name="P11"/>
      <text:p text:style-name="P11">“That's a lot of steps and instructions!” said Pat. <text:s/>“It almost seems like its too much work to convert an algorithm into thousands of little steps and then into maybe thousands of assembly language instructions needed to run it on a computer.”</text:p>
      <text:p text:style-name="P11"/>
      <text:p text:style-name="P11">“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1"/>
      <text:p text:style-name="P11">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1"/>
      <text:p text:style-name="P11">“If high-level languages are so much easier to encode algorithms into than assembly language,” said Pat “why are we studying assembly language?”</text:p>
      <text:p text:style-name="P11"/>
      <text:p text:style-name="P11">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1"/>
      <text:p text:style-name="P11">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1"/>
      <text:p text:style-name="P11">Even though most programmers do not program in assembly language, <text:soft-page-break/>somehow, having a solid understanding of how a computer works at its lowest levels, and having had the experience of manually encoding algorithms into assembly language, wires a programmer's brain in a way that enables them to be much better high-level language programmers than they otherwise would be.</text:p>
      <text:p text:style-name="P11"/>
      <text:p text:style-name="P11">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ext:soft-page-break/>tape. <text:s/>I wrote 'Problem Solver' on the first hat and 'Coder' on the second hat 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MathRider and encoded the Activity diagram into the following 6502 assembly language program:</text:p>
      <text:p text:style-name="Standard"/>
      <text:p text:style-name="Preformatted_20_Text"><text:s text:c="16"/>000001 |;Program Name: sum10.</text:p>
      <text:p text:style-name="Preformatted_20_Text"><text:s text:c="16"/>000002 |;</text:p>
      <text:p text:style-name="Preformatted_20_Text"><text:s text:c="16"/>000003 |;Version: 1.03</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Program entry point.</text:p>
      <text:p text:style-name="Preformatted_20_Text">0200 <text:s text:c="11"/>000011 |<text:tab/>org 0200h</text:p>
      <text:p text:style-name="Preformatted_20_Text"><text:s text:c="16"/>000012 |<text:tab/></text:p>
      <text:p text:style-name="Preformatted_20_Text"><text:s text:c="16"/>000013 |;Place 0 into variable sum.</text:p>
      <text:p text:style-name="Preformatted_20_Text">0200 A9 00 <text:s text:c="5"/>000014 |<text:tab/>lda #0d</text:p>
      <text:p text:style-name="Preformatted_20_Text">0202 8D 1F 02 <text:s text:c="2"/>000015 |<text:tab/>sta sum</text:p>
      <text:p text:style-name="Preformatted_20_Text"><text:s text:c="16"/>000016 |<text:tab/></text:p>
      <text:p text:style-name="Preformatted_20_Text"><text:s text:c="16"/>000017 |;Place 1 into variable count.</text:p>
      <text:p text:style-name="Preformatted_20_Text">0205 A9 01 <text:s text:c="5"/>000018 |<text:tab/>lda #1d</text:p>
      <text:p text:style-name="Preformatted_20_Text">0207 8D 20 02 <text:s text:c="2"/>000019 |<text:tab/>sta count</text:p>
      <text:p text:style-name="Preformatted_20_Text"><text:s text:c="16"/>000020 |<text:tab/></text:p>
      <text:p text:style-name="Preformatted_20_Text"><text:s text:c="16"/>000021 |;Top of summing loop.</text:p>
      <text:p text:style-name="Preformatted_20_Text">020A <text:s text:c="11"/>000022 |LoopTop *</text:p>
      <text:p text:style-name="Preformatted_20_Text"><text:s text:c="16"/>000023 |</text:p>
      <text:p text:style-name="Preformatted_20_Text"><text:s text:c="16"/>000024 |;Add count to sum and place result back into sum.</text:p>
      <text:p text:style-name="Preformatted_20_Text">020A AD 1F 02 <text:s text:c="2"/>000025 |<text:tab/>lda sum</text:p>
      <text:p text:style-name="Preformatted_20_Text">020D 18 <text:s text:c="8"/>000026 |<text:tab/>clc</text:p>
      <text:p text:style-name="Preformatted_20_Text">020E 6D 20 02 <text:s text:c="2"/>000027 |<text:tab/>adc count</text:p>
      <text:p text:style-name="Preformatted_20_Text">0211 8D 1F 02 <text:s text:c="2"/>000028 |<text:tab/>sta sum</text:p>
      <text:p text:style-name="Preformatted_20_Text"><text:s text:c="16"/>000029 |<text:tab/></text:p>
      <text:p text:style-name="Preformatted_20_Text"><text:s text:c="16"/>000030 |;Add 1 to count.</text:p>
      <text:p text:style-name="Preformatted_20_Text">0214 EE 20 02 <text:s text:c="2"/>000031 |<text:tab/>inc count</text:p>
      <text:p text:style-name="Preformatted_20_Text"><text:s text:c="16"/>000032 |<text:tab/></text:p>
      <text:p text:style-name="Preformatted_20_Text"><text:s text:c="16"/>000033 |;If count is not equal to 11 yet then branch back</text:p>
      <text:p text:style-name="Preformatted_20_Text"><text:s text:c="16"/>000034 |; to LoopTop.</text:p>
      <text:p text:style-name="Preformatted_20_Text">0217 AD 20 02 <text:s text:c="2"/>000035 |<text:tab/>lda count</text:p>
      <text:p text:style-name="Preformatted_20_Text">021A C9 0B <text:s text:c="5"/>000036 |<text:tab/>cmp #11d</text:p>
      <text:p text:style-name="Preformatted_20_Text">021C D0 EC <text:s text:c="5"/>000037 |<text:tab/>bne looptop</text:p>
      <text:p text:style-name="Preformatted_20_Text"><text:s text:c="16"/>000038 |<text:tab/></text:p>
      <text:p text:style-name="Preformatted_20_Text"><text:s text:c="16"/>000039 |;Exit program.</text:p>
      <text:p text:style-name="Preformatted_20_Text">021E 00 <text:s text:c="8"/>000040 |<text:tab/>brk</text:p>
      <text:p text:style-name="Preformatted_20_Text"><text:s text:c="16"/>000041 | <text:s text:c="3"/></text:p>
      <text:p text:style-name="Preformatted_20_Text"><text:s text:c="16"/>000042 |;**************************************</text:p>
      <text:p text:style-name="Preformatted_20_Text"><text:soft-page-break/><text:s text:c="16"/>000043 |;Variables area.</text:p>
      <text:p text:style-name="Preformatted_20_Text"><text:s text:c="16"/>000044 |<text:tab/></text:p>
      <text:p text:style-name="Preformatted_20_Text"><text:s text:c="16"/>000045 |;Holds the accumulating sum.</text:p>
      <text:p text:style-name="Preformatted_20_Text">021F 00 <text:s text:c="8"/>000046 |sum<text:tab/>dbt 0d</text:p>
      <text:p text:style-name="Preformatted_20_Text"><text:s text:c="16"/>000047 |</text:p>
      <text:p text:style-name="Preformatted_20_Text"><text:s text:c="16"/>000048 |;Holds the current number</text:p>
      <text:p text:style-name="Preformatted_20_Text"><text:s text:c="16"/>000049 |; that is being added to sum and also</text:p>
      <text:p text:style-name="Preformatted_20_Text"><text:s text:c="16"/>000050 |; is used to determine when the summing</text:p>
      <text:p text:style-name="Preformatted_20_Text"><text:s text:c="16"/>000051 |; loop should be exited.</text:p>
      <text:p text:style-name="Preformatted_20_Text">0220 00 <text:s text:c="8"/>000052 |count <text:tab/>dbt 0d</text:p>
      <text:p text:style-name="Preformatted_20_Text"><text:s text:c="16"/>000053 |<text:tab/></text:p>
      <text:p text:style-name="Preformatted_20_Text"><text:s text:c="16"/>000054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sometimes be used unchanged to describe what its analogous group of instructions does.”</text:p>
      <text:p text:style-name="Standard"/>
      <text:p text:style-name="Plain_5f_heading_5f_1"><text:soft-page-break/>Finding The Largest Number In A List Of 100 Numbers</text:p>
      <text:p text:style-name="Standard">“Here is the next problem we are going to solve,” I said. <text:s/>I then wrote this 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text:soft-page-break/></text:p>
      <text:p text:style-name="Standard">“Now, give me a list of 5 numbers that meet these requirements.” I said.</text:p>
      <text:p text:style-name="Standard"/>
      <text:p text:style-name="Standard">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text:soft-page-break/></text:p>
      <text:p text:style-name="Standard">“Okay.” said Pat.</text:p>
      <text:p text:style-name="Standard"/>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one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75in" svg:height="1.6244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3">index</text:span> is greater than the number that is in <text:span text:style-name="T3">largest</text:span>, <text:span text:style-name="T7">then</text:span> replace the number in <text:span text:style-name="T3">largest</text:span> with the number that is referenced by <text:span text:style-name="T3">index</text:span>. <text:s/>Increment <text:span text:style-name="T3">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83in" svg:height="3.6425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text:p>
      <text:p text:style-name="Preformatted_20_Text"><text:s text:c="16"/>000002 |;</text:p>
      <text:p text:style-name="Preformatted_20_Text"><text:soft-page-break/><text:s text:c="16"/>000003 |;Version: 1.01.</text:p>
      <text:p text:style-name="Preformatted_20_Text"><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oft-page-break/><text:s text:c="16"/>000053 |<text:tab/></text:p>
      <text:p text:style-name="Preformatted_20_Text"><text:s text:c="16"/>000054 |;Exit the program.</text:p>
      <text:p text:style-name="Preformatted_20_Text">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text:soft-page-break/>022C 4C <text:s text:c="14"/></text:p>
      <text:p text:style-name="Preformatted_20_Text">022D E2 <text:s text:c="14"/></text:p>
      <text:p text:style-name="Preformatted_20_Text">022E AE <text:s text:c="14"/></text:p>
      <text:p text:style-name="Preformatted_20_Text">022F CD <text:s text:c="14"/></text:p>
      <text:p text:style-name="Preformatted_20_Text">0230 54 <text:s text:c="8"/>000082 | <text:s text:c="4"/>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025D 11 <text:s text:c="14"/></text:p>
      <text:p text:style-name="Preformatted_20_Text"><text:soft-page-break/>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
      <text:p text:style-name="P17">Exercises</text:p>
      <text:p text:style-name="Standard">These exercises use the programs that are included below them.</text:p>
      <text:p text:style-name="Standard"/>
      <text:p text:style-name="Standard">a) Load the copy, scan, alpha, and sumlist programs into the emulator and <text:span text:style-name="T8">verify that they work correctly. <text:s/>You may need to trace them to understand how they work</text:span>. <text:s/>Type at least one of these in by hand instead of using copy and paste. <text:s/></text:p>
      <text:p text:style-name="Standard"/>
      <text:p text:style-name="Standard">b) Create activity diagrams for copy, scan, alpha, and sumlist. <text:s/>Use any drawing program that will work (<text:a xlink:type="simple" xlink:href="http://openoffice.org/">http://openoffice.org</text:a> is free and it's drawing application works well for drawing diagrams.)</text:p>
      <text:p text:style-name="P22">Copy The Contents Of list1 To list2</text:p>
      <text:p text:style-name="Preformatted_20_Text">%uasm65</text:p>
      <text:p text:style-name="Preformatted_20_Text"/>
      <text:p text:style-name="Preformatted_20_Text">;Program Name: copy.</text:p>
      <text:p text:style-name="Preformatted_20_Text">;</text:p>
      <text:p text:style-name="Preformatted_20_Text">;Version: 1.01.</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soft-page-break/><text:tab/>brk</text:p>
      <text:p text:style-name="Preformatted_20_Text"/>
      <text:p text:style-name="Preformatted_20_Text"/>
      <text:p text:style-name="Preformatted_20_Text">;**************************************</text:p>
      <text:p text:style-name="Preformatted_20_Text">;Variables area.</text:p>
      <text:p text:style-name="Preformatted_20_Text"/>
      <text:p text:style-name="Preformatted_20_Text">;This list contains 10 bytes.</text:p>
      <text:p text:style-name="Preformatted_20_Text">list1<text:tab/>dbt 41h,42h,43h,44h,45h,46h,47h,48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reformatted_20_Text"/>
      <text:p text:style-name="Preformatted_20_Text">%/uasm65</text:p>
      <text:p text:style-name="Plain_5f_heading_5f_1">Scan string1 And Determine How Many Capital And Lower Case A's It Contains</text:p>
      <text:p text:style-name="Preformatted_20_Text">%uasm65</text:p>
      <text:p text:style-name="Preformatted_20_Text"/>
      <text:p text:style-name="Preformatted_20_Text">;Program Name: scan.</text:p>
      <text:p text:style-name="Preformatted_20_Text">;</text:p>
      <text:p text:style-name="Preformatted_20_Text">;Version: 1.01.</text:p>
      <text:p text:style-name="Preformatted_20_Text">;</text:p>
      <text:p text:style-name="Preformatted_20_Text">;Description: Scan list1 and determine how many capital A's and lower case</text:p>
      <text:p text:style-name="Preformatted_20_Text">; a's it contains.</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text:soft-page-break/>CheckLowerCase <text:s/>*</text:p>
      <text:p text:style-name="Preformatted_20_Text">;If the current character is a lower case 'a', then increment LowerCaseCount.</text:p>
      <text:p text:style-name="Preformatted_20_Text"><text:tab/>cmp #'a'</text:p>
      <text:p text:style-name="Preformatted_20_Text"><text:tab/>bne CheckUpperCase</text:p>
      <text:p text:style-name="Preformatted_20_Text"><text:tab/>inc LowerCaseCount</text:p>
      <text:p text:style-name="Preformatted_20_Text"><text:tab/>jmp NextCharacter</text:p>
      <text:p text:style-name="Preformatted_20_Text"><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text:p>
      <text:p text:style-name="Preformatted_20_Text"><text:tab/> <text:s/>dbt 0d</text:p>
      <text:p text:style-name="Preformatted_20_Text"/>
      <text:p text:style-name="Preformatted_20_Text"><text:tab/>end</text:p>
      <text:p text:style-name="Preformatted_20_Text"/>
      <text:p text:style-name="Preformatted_20_Text">%/uasm65</text:p>
      <text:p text:style-name="Plain_5f_heading_5f_1"/>
      <text:p text:style-name="Plain_5f_heading_5f_1">Place Capital A's In The First 10 Bytes Of alphaList, Capital B's In The Second 10 Bytes Of alphaList, And So On Until alphaList Is Filled With Letters</text:p>
      <text:p text:style-name="Preformatted_20_Text">%uasm65</text:p>
      <text:p text:style-name="Preformatted_20_Text"/>
      <text:p text:style-name="Preformatted_20_Text">;Program Name: alpha.uasm.</text:p>
      <text:p text:style-name="Preformatted_20_Text">;</text:p>
      <text:p text:style-name="Preformatted_20_Text">;Version: 1.02.</text:p>
      <text:p text:style-name="Preformatted_20_Text"><text:soft-page-break/>;</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tab/>bne LoopTop</text:p>
      <text:p text:style-name="Preformatted_20_Text"><text:tab/></text:p>
      <text:p text:style-name="Preformatted_20_Text"><text:tab/></text:p>
      <text:p text:style-name="Preformatted_20_Text">EndOfList <text:s/>*</text:p>
      <text:p text:style-name="Preformatted_20_Text"><text:soft-page-break/><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reformatted_20_Text"/>
      <text:p text:style-name="Preformatted_20_Text">%/uasm65</text:p>
      <text:p text:style-name="Plain_5f_heading_5f_1">Calculate The Sum Of The 100 Bytes That Are In numbersList</text:p>
      <text:p text:style-name="Preformatted_20_Text">%uasm65</text:p>
      <text:p text:style-name="Preformatted_20_Text"/>
      <text:p text:style-name="Preformatted_20_Text"><text:bookmark-start text:name="DDE_LINK6"/>;Program Name: sumlist.uasm.</text:p>
      <text:p text:style-name="Preformatted_20_Text">;</text:p>
      <text:p text:style-name="Preformatted_20_Text">;Version: 1.01.</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
      <text:p text:style-name="Preformatted_20_Text">;Add the number to the low byte of sum and then place the result back into</text:p>
      <text:p text:style-name="Preformatted_20_Text">; the low byte of sum.</text:p>
      <text:p text:style-name="Preformatted_20_Text"><text:soft-page-break/><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Preformatted_20_Text"/>
      <text:p text:style-name="Preformatted_20_Text">%/uasm65</text:p>
      <text:p text:style-name="Standard"><text:bookmark-end text:name="DDE_LINK6"/></text:p>
      <text:p text:style-name="Plain_5f_heading_5f_1"><text:soft-page-break/></text:p>
      <text:p text:style-name="Plain_5f_heading_5f_1"/>
      <text:p text:style-name="Plain_5f_heading_5f_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font-weight-asian="bold" style:font-weight-complex="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9<text:tab/><text:span text:style-name="T1">6502 Programming</text:span><text:tab/><text:page-number text:select-page="current">34</text:page-number>/<text:page-count>34</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10-17T02:22:17</dc:date>
    <dc:language>en-US</dc:language>
    <meta:editing-cycles>623</meta:editing-cycles>
    <meta:editing-duration>P13DT10H17M37S</meta:editing-duration>
    <meta:user-defined meta:name="Info 1"/>
    <meta:user-defined meta:name="Info 2"/>
    <meta:user-defined meta:name="Info 3"/>
    <meta:user-defined meta:name="Info 4"/>
    <meta:document-statistic meta:table-count="0" meta:image-count="1" meta:object-count="5" meta:page-count="34" meta:paragraph-count="649" meta:word-count="7876" meta:character-count="477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text:p text:style-name="P5"/>
        </draw:connector>
        <draw:connector draw:style-name="gr4" draw:text-style-name="P1" draw:layer="layout" draw:type="line" svg:x1="7.432cm" svg:y1="3.53cm" svg:x2="7.432cm" svg:y2="4.414cm" draw:start-shape="id2" draw:start-glue-point="2" draw:end-shape="id3">
          <text:p text:style-name="P5"/>
        </draw:connector>
        <draw:connector draw:style-name="gr4" draw:text-style-name="P1" draw:layer="layout" draw:type="line" svg:x1="7.432cm" svg:y1="5.805cm" svg:x2="7.432cm" svg:y2="6.827cm" draw:start-shape="id3" draw:start-glue-point="2" draw:end-shape="id4" draw:end-glue-point="4">
          <text:p text:style-name="P5"/>
        </draw:connector>
        <draw:connector draw:style-name="gr4" draw:text-style-name="P1" draw:layer="layout" draw:type="line" svg:x1="7.432cm" svg:y1="10.461cm" svg:x2="7.432cm" svg:y2="11.415cm" draw:start-shape="id5" draw:start-glue-point="2" draw:end-shape="id6" draw:end-glue-point="0">
          <text:p text:style-name="P5"/>
        </draw:connector>
        <draw:connector draw:style-name="gr4" draw:text-style-name="P1" draw:layer="layout" draw:type="line" svg:x1="7.432cm" svg:y1="12.641cm" svg:x2="7.432cm" svg:y2="13.589cm" draw:start-shape="id6" draw:start-glue-point="2" draw:end-shape="id7" draw:end-glue-point="4">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text:p text:style-name="P5"/>
        </draw:connector>
        <draw:connector draw:style-name="gr4" draw:text-style-name="P1" draw:layer="layout" draw:type="line" svg:x1="7.432cm" svg:y1="7.758cm" svg:x2="7.432cm" svg:y2="8.663cm" draw:start-shape="id4" draw:start-glue-point="6" draw:end-shape="id5" draw:end-glue-point="0">
          <text:p text:style-name="P5"/>
        </draw:connector>
        <draw:frame draw:style-name="gr6" draw:text-style-name="P6" draw:layer="layout" svg:width="5.239cm" svg:height="0.725cm" svg:x="7.913cm" svg:y="13.254cm">
          <draw:text-box>
            <text:p text:style-name="P5"><text:span text:style-name="T1">[</text:span><text:span text:style-name="T2">count</text:span><text:span text:style-name="T1"> is not equal to 11.]</text:span></text:p>
          </draw:text-box>
        </draw:frame>
        <draw:frame draw:style-name="gr6" draw:text-style-name="P9" draw:layer="layout" svg:width="5.942cm" svg:height="3.089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29cm" svg:height="1.433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06cm" svg:height="1.827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44cm" svg:height="3.009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294cm" svg:height="1.827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58cm" svg:height="1.433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856cm" svg:height="1.433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1cm" svg:height="2.615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774cm" svg:height="1.82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51cm" svg:height="1.433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5cm" svg:height="0.725cm" svg:x="10.183cm" svg:y="1.43cm">
          <draw:text-box>
            <text:p text:style-name="P5">0</text:p>
          </draw:text-box>
        </draw:frame>
        <draw:frame draw:style-name="gr6" draw:layer="layout" svg:width="0.735cm" svg:height="0.725cm" svg:x="10.183cm" svg:y="2.261cm">
          <draw:text-box>
            <text:p text:style-name="P5">1</text:p>
          </draw:text-box>
        </draw:frame>
        <draw:frame draw:style-name="gr6" draw:text-style-name="P14" draw:layer="layout" svg:width="1.764cm" svg:height="0.645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989cm" svg:height="4.252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svg:d="m3282 1803 1 949">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8cm" svg:height="0.768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7cm" svg:height="0.692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0.887cm" svg:height="0.692cm" svg:x="8.204cm" svg:y="1.963cm">
          <draw:text-box>
            <text:p text:style-name="P3">75</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132cm" svg:x="2.823cm" svg:y="2.795cm">
          <draw:text-box>
            <text:p text:style-name="P3"><text:span text:style-name="T4">?</text:span></text:p>
          </draw:text-box>
        </draw:frame>
        <draw:frame draw:style-name="gr2" draw:layer="layout" svg:width="1.789cm" svg:height="0.692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989cm" svg:height="4.252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svg:d="m4661 3640-9 1809">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8cm" svg:height="0.768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7cm" svg:height="0.692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0.887cm" svg:height="0.692cm" svg:x="8.172cm" svg:y="1.985cm">
          <draw:text-box>
            <text:p text:style-name="P3">75</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svg:d="m5118 5914 5421-3">
          <text:p text:style-name="P3"/>
        </draw:connector>
        <draw:frame draw:style-name="gr2" draw:layer="layout" svg:width="5.73cm" svg:height="1.165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svg:d="m4652 6380 9 620">
          <text:p text:style-name="P3"/>
        </draw:connector>
        <draw:connector draw:style-name="gr3" draw:text-style-name="P1" draw:layer="layout" svg:x1="12.822cm" svg:y1="6.743cm" svg:x2="6.166cm" svg:y2="7.64cm" draw:start-shape="id3" draw:start-glue-point="2" draw:end-shape="id4" draw:end-glue-point="1" svg:d="m12822 6743v897h-6656">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svg:d="m4661 8281-8 793">
          <text:p text:style-name="P3"/>
        </draw:connector>
        <draw:connector draw:style-name="gr3" draw:text-style-name="P1" draw:layer="layout" draw:line-skew="-2.512cm" svg:x1="4.188cm" svg:y1="9.539cm" svg:x2="4.187cm" svg:y2="5.914cm" draw:start-shape="id5" draw:start-glue-point="5" draw:end-shape="id2" draw:end-glue-point="5" svg:d="m4188 9539h-3014v-3625h3013">
          <text:p text:style-name="P3"/>
        </draw:connector>
        <draw:frame draw:style-name="gr2" draw:layer="layout" svg:width="2.961cm" svg:height="1.14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svg:d="m5119 9539 1032 14">
          <text:p text:style-name="P3"/>
        </draw:connector>
        <draw:frame draw:style-name="gr2" draw:layer="layout" svg:width="1.789cm" svg:height="0.692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